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1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1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1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1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1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1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1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3" office:value-type="float" office:value="2900" calcext:value-type="float">
            <text:p>2900</text:p>
          </table:table-cell>
          <table:table-cell/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string" calcext:value-type="string">
            <text:p>5000+2440</text:p>
          </table:table-cell>
          <table:table-cell office:value-type="string" calcext:value-type="string">
            <text:p>60000(salary)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string" calcext:value-type="string">
            <text:p>10000-154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string" calcext:value-type="string">
            <text:p>5000+240</text:p>
          </table:table-cell>
          <table:table-cell office:value-type="float" office:value="37000" calcext:value-type="float">
            <text:p>37000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2450" calcext:value-type="float">
            <text:p>245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string" calcext:value-type="string">
            <text:p>7000-3800</text:p>
          </table:table-cell>
          <table:table-cell/>
          <table:table-cell table:formula="of:=SUM([.K2];[.K5];[.K7];[.K33])" office:value-type="float" office:value="115900" calcext:value-type="float">
            <text:p>1159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string" calcext:value-type="string">
            <text:p>10000-3300</text:p>
          </table:table-cell>
          <table:table-cell/>
          <table:table-cell table:formula="of:=SUM([.G3];[.G33];[.G64])" office:value-type="float" office:value="107700" calcext:value-type="float">
            <text:p>1077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550" calcext:value-type="float">
            <text:p>1550</text:p>
          </table:table-cell>
          <table:table-cell/>
          <table:table-cell table:style-name="ce15" table:formula="of:=[.L9]-[.L10]" office:value-type="float" office:value="8200" calcext:value-type="float">
            <text:p>8200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40" office:value-type="string" calcext:value-type="string">
            <text:p>Կարեն</text:p>
          </table:table-cell>
          <table:table-cell table:style-name="ce20" office:value-type="string" calcext:value-type="string">
            <text:p>10000-5050</text:p>
          </table:table-cell>
          <table:table-cell table:number-columns-repeated="2"/>
        </table:table-row>
        <table:table-row table:style-name="ro12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office:value-type="float" office:value="-650" calcext:value-type="float">
            <text:p>-65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string" calcext:value-type="string">
            <text:p>6000-5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string" calcext:value-type="string">
            <text:p>13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string" calcext:value-type="string">
            <text:p>12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string" calcext:value-type="string">
            <text:p>10000-4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string" calcext:value-type="string">
            <text:p>10000-1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string" calcext:value-type="string">
            <text:p>4000-4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պան</text:p>
          </table:table-cell>
          <table:table-cell table:style-name="ce20" office:value-type="float" office:value="350" calcext:value-type="float">
            <text:p>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3100" calcext:value-type="float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2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string" calcext:value-type="string">
            <text:p>7000-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string" calcext:value-type="string">
            <text:p>5000-1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table:style-name="Default"/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2950" calcext:value-type="float">
            <text:p>12950</text:p>
          </table:table-cell>
          <table:table-cell table:number-columns-repeated="2"/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8:.F58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8:.F58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8];[.F58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8:.F58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8];[.C58];[.E58];[.F58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8:.D58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8];[.D58];[.F58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8:.F58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8];[.C58];[.D58];[.F58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8:.F58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8:.F58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8:.F58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8])" office:value-type="float" office:value="340.909090909091" calcext:value-type="float">
            <text:p>340.9090909091</text:p>
          </table:table-cell>
          <table:table-cell table:style-name="ce52" office:value-type="string" calcext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D58];[.F58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];[.C58];[.D58];[.E58];[.F58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E58];[.F58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58:.F58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:.F58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3:.H60])" office:value-type="float" office:value="38300" calcext:value-type="float">
            <text:p>383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table:number-columns-repeated="2"/>
          <table:table-cell table:style-name="ce15" table:formula="of:=SUM([.B64:.F64])" office:value-type="float" office:value="22300" calcext:value-type="float">
            <text:p>22300</text:p>
          </table:table-cell>
          <table:table-cell table:style-name="ce21" table:formula="of:=SUM([.B89:.F89])" office:value-type="float" office:value="1136.42857142857" calcext:value-type="float">
            <text:p>1136.4285714286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9:.F89])" office:value-type="float" office:value="1136.42857142857" calcext:value-type="float">
            <text:p>1136.4285714286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9:.F89])" office:value-type="float" office:value="1136.42857142857" calcext:value-type="float">
            <text:p>1136.4285714286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89:.F89])" office:value-type="float" office:value="1136.42857142857" calcext:value-type="float">
            <text:p>113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B89:.F89])" office:value-type="float" office:value="1136.42857142857" calcext:value-type="float">
            <text:p>113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89:.F89])" office:value-type="float" office:value="1136.42857142857" calcext:value-type="float">
            <text:p>1136.4285714286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9];[.D89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style-name="ce21" table:number-columns-repeated="2"/>
          <table:table-cell table:number-columns-repeated="5"/>
          <table:table-cell table:style-name="ce16" table:formula="of:=SUM([.B89];[.C89];[.E89];[.F89])" office:value-type="float" office:value="765" calcext:value-type="float">
            <text:p>765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9];[.D89];[.E89];[.F89])" office:value-type="float" office:value="771.428571428571" calcext:value-type="float">
            <text:p>77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9:.D89])" office:value-type="float" office:value="1136.42857142857" calcext:value-type="float">
            <text:p>113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table:number-columns-repeated="3"/>
          <table:table-cell table:formula="of:=SUM([.D89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89:.F89])" office:value-type="float" office:value="1136.42857142857" calcext:value-type="float">
            <text:p>1136.4285714286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9];[.C89];[.D89];[.F89])" office:value-type="float" office:value="1136.42857142857" calcext:value-type="float">
            <text:p>1136.4285714286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 table:number-columns-repeated="4"/>
          <table:table-cell table:formula="of:=SUM([.A89:.F89])" office:value-type="float" office:value="1136.42857142857" calcext:value-type="float">
            <text:p>1136.4285714286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89])" office:value-type="float" office:value="1136.42857142857" calcext:value-type="float">
            <text:p>113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89:.F89])" office:value-type="float" office:value="1136.42857142857" calcext:value-type="float">
            <text:p>1136.4285714286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9])" office:value-type="float" office:value="365" calcext:value-type="float">
            <text:p>365</text:p>
          </table:table-cell>
          <table:table-cell table:style-name="ce52" office:value-type="string" calcext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89:.F89])" office:value-type="float" office:value="1136.42857142857" calcext:value-type="float">
            <text:p>1136.4285714286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];[.C89];[.D89];[.E89];[.F89])" office:value-type="float" office:value="1136.42857142857" calcext:value-type="float">
            <text:p>1136.4285714286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9];[.D89];[.E89];[.F89])" office:value-type="float" office:value="736.428571428572" calcext:value-type="float">
            <text:p>73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15"/>
          <table:table-cell table:style-name="ce15" table:formula="of:=[.B64]/18" office:value-type="float" office:value="400" calcext:value-type="float">
            <text:p>400</text:p>
          </table:table-cell>
          <table:table-cell table:style-name="ce15" table:formula="of:=[.C64]/20" office:value-type="float" office:value="365" calcext:value-type="float">
            <text:p>365</text:p>
          </table:table-cell>
          <table:table-cell table:style-name="ce15" table:formula="of:=[.D64]/21" office:value-type="float" office:value="371.428571428571" calcext:value-type="float">
            <text:p>371.4285714286</text:p>
          </table:table-cell>
          <table:table-cell table:style-name="ce15" table:formula="of:=[.E64]/18" office:value-type="float" office:value="0" calcext:value-type="float">
            <text:p>0</text:p>
          </table:table-cell>
          <table:table-cell table:style-name="ce15" table:formula="of:=[.F64]/22" office:value-type="float" office:value="0" calcext:value-type="float">
            <text:p>0</text:p>
          </table:table-cell>
          <table:table-cell/>
          <table:table-cell table:formula="of:=SUM([.D89])" office:value-type="float" office:value="371.428571428571" calcext:value-type="float">
            <text:p>371.4285714286</text:p>
          </table:table-cell>
          <table:table-cell table:style-name="ce52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89:.F89])" office:value-type="float" office:value="1136.42857142857" calcext:value-type="float">
            <text:p>1136.4285714286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89])" office:value-type="float" office:value="1136.42857142857" calcext:value-type="float">
            <text:p>1136.4285714286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64:.H91])" office:value-type="float" office:value="22300" calcext:value-type="float">
            <text:p>223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1:01:59.199497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24T11:07:45.053627561</dc:date>
    <meta:editing-duration>P4DT21H53M28S</meta:editing-duration>
    <meta:editing-cycles>1887</meta:editing-cycles>
    <meta:generator>LibreOffice/4.2.8.2$Linux_X86_64 LibreOffice_project/420m0$Build-2</meta:generator>
    <meta:document-statistic meta:table-count="11" meta:cell-count="4485" meta:object-count="0"/>
  </office:meta>
</office:document-meta>
</file>